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3pt" fo:language="fr" fo:country="FR" fo:background-color="#ffff00" style:font-size-asian="13pt" style:language-asian="zxx" style:country-asian="none" style:font-size-complex="13pt" style:language-complex="zxx" style:country-complex="none"/>
    </style:style>
    <style:style style:name="P2" style:family="paragraph" style:parent-style-name="Standard">
      <style:text-properties style:font-name="Times New Roman" fo:font-size="12pt" fo:language="fr" fo:country="FR" style:font-size-asian="12pt" style:language-asian="zxx" style:country-asian="none" style:font-size-complex="12pt" style:language-complex="zxx" style:country-complex="none"/>
    </style:style>
    <style:style style:name="P3" style:family="paragraph" style:parent-style-name="Standard">
      <style:text-properties fo:language="fr" fo:country="FR" style:language-asian="zxx" style:country-asian="none" style:language-complex="zxx" style:country-complex="none"/>
    </style:style>
    <style:style style:name="P4" style:family="paragraph" style:parent-style-name="Standard">
      <style:text-properties fo:color="#000000" style:text-line-through-style="none" style:font-name="Times New Roman" fo:font-size="13pt" fo:language="fr" fo:country="FR" fo:font-style="normal"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5" style:family="paragraph" style:parent-style-name="Standard">
      <style:text-properties fo:color="#000000" style:text-line-through-style="none" style:font-name="Times New Roman" fo:font-size="13pt" fo:language="fr" fo:country="FR" fo:font-style="normal" fo:font-weight="normal" fo:background-color="#ffff00"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6" style:family="paragraph" style:parent-style-name="Standard">
      <style:text-properties fo:color="#000000" style:text-line-through-style="none" style:font-name="Times New Roman" fo:font-size="13pt" fo:language="fr" fo:country="FR" fo:font-style="normal" style:text-underline-style="none" fo:font-weight="normal" fo:background-color="#ffff00"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T1" style:family="text">
      <style:text-properties fo:color="#000000" style:text-line-through-style="none"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 style:family="text">
      <style:text-properties fo:color="#000000" style:text-line-through-style="none" fo:font-style="normal" fo:font-weight="normal" style:font-name-asian="Times New Roman1" style:font-style-asian="normal" style:font-weight-asian="normal" style:font-name-complex="Times New Roman1" style:font-style-complex="normal" style:font-weight-complex="normal"/>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13 = ~Umei-Kaihen~</text:p>
      <text:p text:style-name="P1">@4014 = ~Cette dague semble presque vouloir glisser de ta main lorsque que tu l'empoignes, tout en te laissant une étrange sensation quand tu la brandis, comme si le destin lui-même avait été changé en ta faveur. Il s'agit d'une arme redoutable et massive pour une dague, avec des lames dentelées des deux côtés. Elle baigne dans une teinte pourpre intense. Les mots suivants sont gravés sur le manche : "Hii 'toh 'mi".</text:p>
      <text:p text:style-name="P3"/>
      <text:p text:style-name="P3">On prétend que cette arme tristement célèbre appartenait autrefois à Zar'Anun l'assassin. Ce dernier, qui n'était tout d'abord qu'un voleur peu connu, gravit peu à peu les échelons de sa guilde en assassinant quiconque le gênait. Sa carrière s'acheva quand l'une de ses futures victimes s'aperçut que Zar'Anun ne quittait jamais sa dague, même lorsqu'il se baignait. Quand l'arme disparut mystérieusement, Zar'Anun fit de même.</text:p>
      <text:p text:style-name="P3"/>
      <text:p text:style-name="P3">PARAMETRES : </text:p>
      <text:p text:style-name="P3"/>
      <text:p text:style-name="P2">Capacités d'équipement </text:p>
      <text:p text:style-name="P2">Classe d'armure : +3</text:p>
      <text:p text:style-name="P2">Dextérité : +3</text:p>
      <text:p text:style-name="P2">Chance : +3</text:p>
      <text:p text:style-name="P2">Crochetage : +25% </text:p>
      <text:p text:style-name="P2">Furtivité : +25% </text:p>
      <text:p text:style-name="P2">Détection des pièges : +25%</text:p>
      <text:p text:style-name="P2"/>
      <text:p text:style-name="P2">Spécial : toujours considérée +7 pour déterminer ce qu'elle peut toucher</text:p>
      <text:p text:style-name="P2"/>
      <text:p text:style-name="P2">TAC0 : +3</text:p>
      <text:p text:style-name="P2">Dégâts : 2D10+1</text:p>
      <text:p text:style-name="P2">Type de dégâts : perforants</text:p>
      <text:p text:style-name="P2">Poids : 2</text:p>
      <text:p text:style-name="P2">Facteur de vitesse : 2</text:p>
      <text:p text:style-name="P2">Type de compétence : Dague</text:p>
      <text:p text:style-name="P2">Type : arme à 1 main</text:p>
      <text:p text:style-name="P2">Utilisable uniquement par :</text:p>
      <text:p text:style-name="P2">Guerriers</text:p>
      <text:p text:style-name="P1"><text:span text:style-name="T1">Voleurs</text:span><text:span text:style-name="T2">~</text:span></text:p>
      <text:p text:style-name="P4"/>
      <text:p text:style-name="P1">@4015 = ~Bouclier de Bayle~</text:p>
      <text:p text:style-name="P1">@4016 = ~Ce bandeau béni appartenait à Bayle Dugallon, Chevalier de Torm. Lorsque ce dernier reçu pour ordre de détruire un trio de prêtres du Seigneur noir, il lui fut donné le loisir de choisir dans la réserve secrète du temple un objet pour l'aider dans sa mission. Déjà satisfait de son épée et de son armure, il choisi ce bandeau, bijou simple qui ne couvrirait pas son visage.</text:p>
      <text:p text:style-name="P1">La mission se révéla plus ardue que prévue, et emmena le chevalier à suivre les cyriquistes sur le plan inférieur du Pandémonium. En effet, ces derniers s'étaient réfugiés sur le plan de la folie car ils y bénéficiaient d'une aide à la mesure de la puissance du soleil noir.</text:p>
      <text:p text:style-name="P1">Fort de sa foi inébranlable, Bayle psalmodia des prières ininterrompus à l’attention de Torm alors qu'il parcourait le plan infernal pour traquer les prêtres noirs. Il ne failli point et son entreprise fut couronnée de succès. Lorsqu'il porta le coup ultime au dernier des trois, il comprit que son dieu était avec lui, et que le bandeau qu'il avait reçu avait la puissance d'un artefact mineur.</text:p>
      <text:p text:style-name="P1"><text:soft-page-break/>Malheureusement, il ne pût jamais s'en resservir. Pour une raison encore inconnue, on ne revit jamais le Chevalier sur le plan primaire.</text:p>
      <text:p text:style-name="P1">Pourtant, le Coffre chercheur vous à permit de retrouver le bandeau. Comment pouvait-il être sur le plan primaire, cela reste un mystère.</text:p>
      <text:p text:style-name="P1"/>
      <text:p text:style-name="P1">PARAMETRES : </text:p>
      <text:p text:style-name="P1"/>
      <text:p text:style-name="P1">Résistance à la magie : +25%</text:p>
      <text:p text:style-name="P1">Classe d'armure : +3</text:p>
      <text:p text:style-name="P1">Sagesse : +3</text:p>
      <text:p text:style-name="P1">Permet de mémoriser un sort de clerc supplémentaire des niveaux 1 à 6</text:p>
      <text:p text:style-name="P1"/>
      <text:p text:style-name="P1">Utilisable uniquement par :</text:p>
      <text:p text:style-name="P5">Paladin et clerc d'alignement bon~</text:p>
      <text:p text:style-name="P4"/>
      <text:p text:style-name="P1">@4017 = ~Anneau Zéro~</text:p>
      <text:p text:style-name="P1">@4018 = ~L'origine de cet anneau c'est perdu dans la nuit des temps. Il aurait pu rester caché, si un immortel sans-nom avide de puissance ne l'avait pas retrouvé en prononçant un sort de souhait.</text:p>
      <text:p text:style-name="P1">Lorsqu'il réapparut, l'anneau se trouvait alors à Maudith, ville-portail de l'Outreterre qui venait de basculer dans les Carcéres.</text:p>
      <text:p text:style-name="P1">Cet anneau n’était pas censé ce retrouver sur Abel-Toril, pourtant le Coffre chercheur vous à permis de l'y trouver.</text:p>
      <text:p text:style-name="P1"/>
      <text:p text:style-name="P1">PARAMETRES :</text:p>
      <text:p text:style-name="P1"/>
      <text:p text:style-name="P1">Capacités d'équipement :</text:p>
      <text:p text:style-name="P1">Classe d'Armure : +3</text:p>
      <text:p text:style-name="P1">Intelligence : +3</text:p>
      <text:p text:style-name="P1">Résistance à la magie : +15%</text:p>
      <text:p text:style-name="P1">Permet de mémoriser un sort de mage supplémentaire des niveaux 6 à 9</text:p>
      <text:p text:style-name="P1"/>
      <text:p text:style-name="P1">Capacité spéciale :</text:p>
      <text:p text:style-name="P1">Permet de lancer Pluie de météores une fois par jour.</text:p>
      <text:p text:style-name="P1"/>
      <text:p text:style-name="P1">Utilisable uniquement par :</text:p>
      <text:p text:style-name="P1">Mage (mono classé, à classes jumelées ou multiclassé)~</text:p>
      <text:p text:style-name="P1"/>
      <text:p text:style-name="P1">@4035 = ~Contresort~</text:p>
      <text:p text:style-name="P1">@4036 = ~Naradon, mercenaire de Thesk, était connu pour sa faculté à se débarrasser rapidement des mages adverses, même quand ceux-ci étaient plus nombreux que lui. Il a obtenu cette réputation avec l'aide de trois objets : des bottes de rapidité, des potions de rapidité et sa fidèle épée courte, Contresort. Contrairement à beaucoup d'armes magiques, cette dernière n'a pas une histoire de meurtres et de secrets. Naradon prit sa retraite à l'âge de trente-deux ans, mais les nombreuses potions de rapidité qu'il avait ingérées le rattrapèrent vite et il mourut de vieillesse quatre ans plus tard. Son unique héritier n'avait nulle envie de devenir aventurier et il vendit l'arme à un célèbre monte-en-l'air. L'épée se reconnaît au martin-pêcheur sculpté sur son pommeau.</text:p>
      <text:p text:style-name="P1"><text:soft-page-break/></text:p>
      <text:p text:style-name="P1">CARACTÉRISTIQUES :</text:p>
      <text:p text:style-name="P1"/>
      <text:p text:style-name="P1">Capacités d'équipement :</text:p>
      <text:p text:style-name="P1">Octroie une attaque supplémentaire par round</text:p>
      <text:p text:style-name="P1">Jet de sauvegarde contre les sorts : +3</text:p>
      <text:p text:style-name="P1">Résistance à la magie : +10%</text:p>
      <text:p text:style-name="P1"/>
      <text:p text:style-name="P1">Capacités de combat : 50% de chance à chaque coup de lancer Fourvoiement magique sur la cible, lui ôtant toutes possibilités de lancer le moindre sort pendant 2 rounds</text:p>
      <text:p text:style-name="P1"/>
      <text:p text:style-name="P1">TAC0 : +5</text:p>
      <text:p text:style-name="P1">Dégâts : 1D6+5</text:p>
      <text:p text:style-name="P1">Type de dégât : perforant</text:p>
      <text:p text:style-name="P1">Poids : 1</text:p>
      <text:p text:style-name="P1">Facteur de vitesse : 1</text:p>
      <text:p text:style-name="P1">Compétence : Épée courte </text:p>
      <text:p text:style-name="P1">Type d'arme : à 1 main</text:p>
      <text:p text:style-name="P1">Inutilisable par </text:p>
      <text:p text:style-name="P1">Druides</text:p>
      <text:p text:style-name="P1">Clercs</text:p>
      <text:p text:style-name="P6">Mages~</text:p>
      <text:p text:style-name="P6"/>
      <text:p text:style-name="P1">@4023 = ~Anneau de<text:span text:style-name="T3"> D</text:span>éfense du Culte Aramite~</text:p>
      <text:p text:style-name="P1">@4224 = ~Ces anneaux d'argent rose et de rubis étaient portés par les suivants d'un mage charismatique nommé Aramite du Vent du Nord. Il y a de cela plusieurs centaines d'années, Aramite avait établi un culte qui révérait les adorateurs de l'antique Néthéril. Désireux de recréer la culture néthérisse, Aramite et ses suivants s'embarquèrent dans une campagne de fouilles de ruines dans tout Féérûne. Aramite parvint à retrouver de nombreux écrits néthérisses et autres artefacts, depuis longtemps considérés comme perdus à jamais. La rumeur dit que la reine-liche néthérisse Larloch mit un point final aux recherches d'Aramite et de ses adeptes. Ces anneaux sont les seuls signes encore tangibles de la réalité de leur confrérie.</text:p>
      <text:p text:style-name="P1"/>
      <text:p text:style-name="P1">CARACTERISTIQUES :</text:p>
      <text:p text:style-name="P1"/>
      <text:p text:style-name="P1">Capacités d'équipement :</text:p>
      <text:p text:style-name="P1">CA : +2</text:p>
      <text:p text:style-name="P1">Jets de sauvegarde contre les sorts : +3</text:p>
      <text:p text:style-name="P1">Résistance aux dégâts physiques : +15%</text:p>
      <text:p text:style-name="P6">Résistance à la magie : +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8M58S</meta:editing-duration>
    <meta:editing-cycles>4</meta:editing-cycles>
    <meta:generator>OpenOffice/4.1.7$Win32 OpenOffice.org_project/417m1$Build-9800</meta:generator>
    <dc:date>2021-07-11T23:04:32.53</dc:date>
    <meta:document-statistic meta:table-count="0" meta:image-count="0" meta:object-count="0" meta:page-count="3" meta:paragraph-count="76" meta:word-count="980" meta:character-count="5798"/>
    <meta:user-defined meta:name="Info 1"/>
    <meta:user-defined meta:name="Info 2"/>
    <meta:user-defined meta:name="Info 3"/>
    <meta:user-defined meta:name="Info 4"/>
  </office:meta>
</office:document-meta>
</file>